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610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4">
        <text:h text:style-name="Heading_20_4" text:outline-level="4"><text:span text:style-name="T1">Unfold Project Folder</text:span>:</text:h>
        <text:p text:style-name="Text_20_body_20_indent_20_Organon"><text:span text:style-name="T1">Closed Folder in the Project Folder will be unfolded</text:span>. </text:p>
        <text:p text:style-name="Text_20_body_20_indent_20_Organon"><text:span text:style-name="T1">Other Folders not contained in the project folder won't be unfolded</text:span>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23" meta:character-count="146" meta:non-whitespace-character-count="123"/>
    <dc:date>2014-06-24T13:43:52.452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